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374cm" fo:margin-bottom="0cm" fo:text-indent="0cm" style:writing-mode="lr-tb"/>
    </style:style>
    <style:style style:name="P7" style:family="paragraph">
      <style:paragraph-properties fo:margin-left="0cm" fo:margin-right="0cm" fo:margin-top="0.3cm" fo:margin-bottom="0cm" fo:text-indent="0cm" style:writing-mode="lr-tb"/>
    </style:style>
    <style:style style:name="P8" style:family="paragraph">
      <style:paragraph-properties fo:margin-left="0cm" fo:margin-right="0cm" fo:margin-top="0.224cm" fo:margin-bottom="0cm" fo:text-indent="0cm" style:writing-mode="lr-tb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fo:margin-left="0cm" fo:margin-right="0cm" fo:text-align="start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601cm" svg:x="1.5cm" svg:y="0.45cm" presentation:class="title" presentation:user-transformed="true">
          <draw:text-box>
            <text:p>Making a standalone effects pedal system based on embed Linux</text:p>
          </draw:text-box>
        </draw:frame>
        <draw:frame presentation:style-name="pr2" draw:text-style-name="P3" draw:layer="layout" svg:width="25cm" svg:height="9.5cm" svg:x="1.5cm" svg:y="3.5cm" presentation:class="subtitle">
          <draw:text-box>
            <text:p text:style-name="P2"><text:span text:style-name="T1">Leveraging various technologies to create a realtime,</text:span></text:p>
            <text:p text:style-name="P2"><text:span text:style-name="T1">highly-optimized Linux audio platform</text:span></text:p>
            <text:p text:style-name="P2"><text:span text:style-name="T1">for a standalone effects pedal.</text:span></text:p>
            <text:p text:style-name="P2"><text:span text:style-name="T1"/></text:p>
            <text:p text:style-name="P2"><text:span text:style-name="T1">The tech stack behind the MOD Audio custom embed OS</text:span></text:p>
            <text:p text:style-name="P2"><text:span text:style-name="T1">and how the MOD Dwarf is mad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 text:style-name="P5">Making a standalone effects pedal system</text:p>
          </draw:text-box>
        </draw:frame>
        <draw:frame presentation:style-name="pr5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Who is talking – falkTX</text:p>
              </text:list-item>
              <text:list-item>
                <text:p text:style-name="P1"/>
              </text:list-item>
              <text:list-item>
                <text:p text:style-name="P1">TO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 text:style-name="P5">Making a standalone effects pedal system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6">What is the MOD Dwarf exactly</text:p>
              </text:list-item>
              <text:list-item>
                <text:p text:style-name="P6">Quick demo time</text:p>
              </text:list-item>
              <text:list-item>
                <text:p text:style-name="P6"/>
              </text:list-item>
              <text:list-item>
                <text:p text:style-name="P6">TODO list talk top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Choose what to build upon</text:p>
                <text:list>
                  <text:list-item>
                    <text:p text:style-name="P1">ARM vs x86 vs other?</text:p>
                  </text:list-item>
                  <text:list-item>
                    <text:p text:style-name="P1">(TODO) stock components?</text:p>
                  </text:list-item>
                  <text:list-item>
                    <text:p text:style-name="P1">SoM / SODIMM type?</text:p>
                  </text:list-item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Initial experiments and testing</text:p>
                <text:list>
                  <text:list-item>
                    <text:p text:style-name="P1">Start with a dev board, regular Linux images</text:p>
                  </text:list-item>
                  <text:list-item>
                    <text:p text:style-name="P1">Check performance and stability (!)</text:p>
                  </text:list-item>
                  <text:list-item>
                    <text:p text:style-name="P1">Initial tests with RT audio (threadedirq TODO fullrt) </text:p>
                  </text:list-item>
                  <text:list-item>
                    <text:p text:style-name="P7"><text:span text:style-name="T2">Investigate deploy methods properly</text:span> (!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Getting hands dirty..?</text:p>
              </text:list-item>
              <text:list-item>
                <text:p text:style-name="P1">A few critical things to solve first</text:p>
                <text:list>
                  <text:list-item>
                    <text:p text:style-name="P1">The versioning problem (split packages vs immutable system)</text:p>
                  </text:list-item>
                  <text:list-item>
                    <text:p text:style-name="P1">Device/CPU-specific optimizations?</text:p>
                  </text:list-item>
                  <text:list-item>
                    <text:p text:style-name="P1">How to deal with updates?</text:p>
                  </text:list-item>
                  <text:list-item>
                    <text:p text:style-name="P1">Reproducible builds? (!)</text:p>
                  </text:list-item>
                  <text:list-item>
                    <text:p text:style-name="P7">Factory-reset?</text:p>
                  </text:list-item>
                </text:list>
                <text:p text:style-name="P1">For MOD: custom builds, buildroot as helper (2016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Getting hands dirty!</text:p>
                <text:list>
                  <text:list-item>
                    <text:p text:style-name="P1">Using buildroot (chosen in 2016)</text:p>
                  </text:list-item>
                  <text:list-item>
                    <text:p text:style-name="P1">Lots of extra utilities added on top [DEMO]</text:p>
                    <text:p text:style-name="P1"/>
                  </text:list-item>
                </text:list>
                <text:p text:style-name="P1">Disclaimer:</text:p>
                <text:list>
                  <text:list-item>
                    <text:p text:style-name="P1">The “MOD Build System” end result is not open-source</text:p>
                  </text:list-item>
                  <text:list-item>
                    <text:p text:style-name="P1">Derivative “MOD Plugin Builder” is, can build plugins and kernel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Booting up: Initial steps</text:p>
                <text:list>
                  <text:list-item>
                    <text:p text:style-name="P1">Manual build of bootloader, partitioning, other device details</text:p>
                  </text:list-item>
                  <text:list-item>
                    <text:p text:style-name="P1">Getting a kernel to build&amp;run, using vendor kernel if needed</text:p>
                  </text:list-item>
                  <text:list-item>
                    <text:p text:style-name="P1">Add busybox and other tools, verify RAM and eMMC</text:p>
                  </text:list-item>
                  <text:list-item>
                    <text:p text:style-name="P7"><text:span text:style-name="T2">Set up dns server, ssh server, usb network gadget</text:span> (!)</text:p>
                  </text:list-item>
                  <text:list-item>
                    <text:p text:style-name="P1">Start tweaking kernel in quick iterations [DEMO]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Partitioning and restore</text:p>
                <text:list>
                  <text:list-item>
                    <text:p text:style-name="P1">Define partitions</text:p>
                    <text:list>
                      <text:list-item>
                        <text:p text:style-name="P1">MOD uses restore (128Mb) + system (512Mb) and user-data</text:p>
                      </text:list-item>
                    </text:list>
                  </text:list-item>
                  <text:list-item>
                    <text:p text:style-name="P1">Create kernel variant for handling updates/restore</text:p>
                    <text:list>
                      <text:list-item>
                        <text:p text:style-name="P1">Disable everything not strictly needed (RT, audio services)</text:p>
                      </text:list-item>
                    </text:list>
                  </text:list-item>
                  <text:list-item>
                    <text:p text:style-name="P1">Entire restore filesystem embed in kernel image, boots in RAM</text:p>
                    <text:list>
                      <text:list-item>
                        <text:p text:style-name="P1">Entire disk can be deleted if necessa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1">Handling updates</text:p>
                <text:list>
                  <text:list-item>
                    <text:p text:style-name="P1">Define install/update OS image</text:p>
                    <text:list>
                      <text:list-item>
                        <text:p text:style-name="P1"><text:span text:style-name="T3">MOD uses single tar file for </text:span>tar for each partition content [DEMO]</text:p>
                      </text:list-item>
                    </text:list>
                  </text:list-item>
                  <text:list-item>
                    <text:p text:style-name="P1">Define update process</text:p>
                    <text:list>
                      <text:list-item>
                        <text:p text:style-name="P8"><text:span text:style-name="T3">MOD formats partition and extracts tar, feedback through LEDs</text:span> [DEMO]</text:p>
                      </text:list-item>
                    </text:list>
                  </text:list-item>
                  <text:list-item>
                    <text:p text:style-name="P1">Generate the entire thing in 1 go</text:p>
                  </text:list-item>
                  <text:list-item>
                    <text:p text:style-name="P1">Have a way to do initial flash (with only restore mode)</text:p>
                    <text:list>
                      <text:list-item>
                        <text:p text:style-name="P1"><text:span text:style-name="T3">Needs device-specific image format</text:span> (!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8.482cm" svg:height="0.961cm" svg:x="9.759cm" svg:y="12.798cm">
          <draw:text-box>
            <text:p text:style-name="P9">Hurray, a deployable device!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Audio setup (aka what this device is supposed to do)</text:p>
                <text:list>
                  <text:list-item>
                    <text:p text:style-name="P1">JACK2 audio server on top of ALSA</text:p>
                    <text:list>
                      <text:list-item>
                        <text:p text:style-name="P1"><text:span text:style-name="T3">MOD Dwarf uses Cirrus-Logic 4565 I2S device</text:span></text:p>
                      </text:list-item>
                    </text:list>
                  </text:list-item>
                  <text:list-item>
                    <text:p text:style-name="P1">Setup mod-host and mod-ui</text:p>
                    <text:list>
                      <text:list-item>
                        <text:p text:style-name="P1">mod-host loads LV2 plugins as JACK clients, exposes TCP socket for communication</text:p>
                      </text:list-item>
                      <text:list-item>
                        <text:p text:style-name="P1">mod-ui has webserver on port 80, tells mod-host what to do</text:p>
                      </text:list-item>
                    </text:list>
                  </text:list-item>
                  <text:list-item>
                    <text:p text:style-name="P1">Introduce (read: develop) any other needed tools</text:p>
                    <text:list>
                      <text:list-item>
                        <text:p text:style-name="P1">mod-ttymidi as ttymidi fork to get serial MIDI into JACK</text:p>
                      </text:list-item>
                      <text:list-item>
                        <text:p text:style-name="P1">mod-peakmeter for audio peak metering on I2C bus</text:p>
                      </text:list-item>
                      <text:list-item>
                        <text:p text:style-name="P8">audio-bridge, midi-merger, spi2ja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Human-Machine Interface (aka what the user controls)</text:p>
                <text:list>
                  <text:list-item>
                    <text:p text:style-name="P7">Top-board and bottom-board</text:p>
                    <text:list>
                      <text:list-item>
                        <text:p text:style-name="P1"><text:span text:style-name="T3">Communication through serial lines</text:span></text:p>
                      </text:list-item>
                    </text:list>
                  </text:list-item>
                  <text:list-item>
                    <text:p text:style-name="P1">Define protocol for communication (!)</text:p>
                    <text:list>
                      <text:list-item>
                        <text:p text:style-name="P1">Both mod-host and mod-ui have access</text:p>
                      </text:list-item>
                    </text:list>
                  </text:list-item>
                  <text:list-item>
                    <text:p text:style-name="P1">System uart access</text:p>
                    <text:list>
                      <text:list-item>
                        <text:p text:style-name="P1">Can now run custom commands!</text:p>
                      </text:list-item>
                      <text:list-item>
                        <text:p text:style-name="P1">Hook into bootloader too, can enter restore mode [DEMO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Hardware tests and QC (introducing self-test mode)</text:p>
                <text:list>
                  <text:list-item>
                    <text:p text:style-name="P7">Test that all hardware features work</text:p>
                    <text:list>
                      <text:list-item>
                        <text:p text:style-name="P1"><text:span text:style-name="T3">Audio, MIDI and USB loopback</text:span></text:p>
                      </text:list-item>
                      <text:list-item>
                        <text:p text:style-name="P1"><text:span text:style-name="T3">Manual press of all buttons, one by one</text:span></text:p>
                      </text:list-item>
                    </text:list>
                  </text:list-item>
                  <text:list-item>
                    <text:p text:style-name="P1">Units must pass self-test before being usable</text:p>
                  </text:list-item>
                  <text:list-item>
                    <text:p text:style-name="P1">Give direct feedback on device screen [DEMO]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System tweaks and fine-tuning (aka optimization)</text:p>
                <text:list>
                  <text:list-item>
                    <text:p text:style-name="P1"><text:span text:style-name="T3">JACK with internal clients and private futexes</text:span></text:p>
                  </text:list-item>
                  <text:list-item>
                    <text:p text:style-name="P1">IRQ tuning</text:p>
                  </text:list-item>
                  <text:list-item>
                    <text:p text:style-name="P1">Split main system vs plugin-deps build</text:p>
                    <text:list>
                      <text:list-item>
                        <text:p text:style-name="P1">Audio-specific libraries built with extra optimizations</text:p>
                      </text:list-item>
                    </text:list>
                  </text:list-item>
                </text:list>
              </text:list-item>
              <text:list-item>
                <text:p text:style-name="P1">Bonus:</text:p>
                <text:list>
                  <text:list-item>
                    <text:p text:style-name="P1">Nightmares of hardware quirks [DEMO]</text:p>
                  </text:list-item>
                  <text:list-item>
                    <text:p text:style-name="P7">Throwing CPU at the noise problem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The internet side of things</text:p>
                <text:list>
                  <text:list-item>
                    <text:p text:style-name="P7"><text:span text:style-name="T2">Automated cloud builds [DEMO]</text:span></text:p>
                  </text:list-item>
                  <text:list-item>
                    <text:p text:style-name="P1">Cloud side for OS updates</text:p>
                  </text:list-item>
                  <text:list-item>
                    <text:p text:style-name="P1">Plugin store [DEMO]</text:p>
                    <text:p text:style-name="P1"/>
                  </text:list-item>
                </text:list>
                <text:p text:style-name="P1">Disclaimer:</text:p>
                <text:list>
                  <text:list-item>
                    <text:p text:style-name="P7">MOD Cloud stuff is not open-source, restricted to MOD units</text:p>
                  </text:list-item>
                  <text:list-item>
                    <text:p text:style-name="P7"><text:span text:style-name="T2">Soon to expand access into generic desktop builds</text:span> [DEMO]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Making the MOD Dwarf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Little extra cloud things</text:p>
                <text:list>
                  <text:list-item>
                    <text:p text:style-name="P7"><text:span text:style-name="T2">Pedalboard sharing [DEMO]</text:span></text:p>
                  </text:list-item>
                  <text:list-item>
                    <text:p text:style-name="P1">Cloud plugin builder [DEMO]</text:p>
                    <text:p text:style-name="P1"/>
                  </text:list-item>
                </text:list>
                <text:p text:style-name="P1">Disclaimer:</text:p>
                <text:list>
                  <text:list-item>
                    <text:p text:style-name="P7"><text:span text:style-name="T2">Cloud plugin builder is fully open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Conclusion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Lots of work, but we end up with:</text:p>
                <text:list>
                  <text:list-item>
                    <text:p text:style-name="P7"><text:span text:style-name="T2">Deployment and usage as easy as possible</text:span></text:p>
                  </text:list-item>
                  <text:list-item>
                    <text:p text:style-name="P1">Consistent OS/release versions</text:p>
                  </text:list-item>
                  <text:list-item>
                    <text:p text:style-name="P1">Device-specific tuning for the best performance possible</text:p>
                  </text:list-item>
                  <text:list-item>
                    <text:p text:style-name="P1">Automated builds and updates</text:p>
                    <text:list>
                      <text:list-item>
                        <text:p text:style-name="P1">(*assuming integration with cloud side)</text:p>
                      </text:list-item>
                    </text:list>
                    <text:p text:style-name="P1"><text:span text:style-name="T2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30T17:11:53.439145889</meta:creation-date>
    <meta:editing-duration>PT1H23M42S</meta:editing-duration>
    <meta:editing-cycles>54</meta:editing-cycles>
    <meta:generator>LibreOffice/7.3.7.2$Linux_X86_64 LibreOffice_project/30$Build-2</meta:generator>
    <dc:title>Forestbird</dc:title>
    <dc:date>2023-10-30T19:46:30.325797612</dc:date>
    <meta:document-statistic meta:object-count="332"/>
  </office:meta>
</office:document-meta>
</file>